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F91000010F42D80E8A0.svm"/>
  <manifest:file-entry manifest:media-type="" manifest:full-path="Pictures/2000000700003FAB00000C190691E326.svm"/>
  <manifest:file-entry manifest:media-type="" manifest:full-path="Pictures/2000000700004030000010DA3A27D676.svm"/>
  <manifest:file-entry manifest:media-type="" manifest:full-path="Pictures/2000000700003FE0000038BF5361BF07.svm"/>
  <manifest:file-entry manifest:media-type="" manifest:full-path="Pictures/2000000700003FE000000C9D1DE4F0F0.svm"/>
  <manifest:file-entry manifest:media-type="" manifest:full-path="Pictures/2000000700003F2700005619853B2064.svm"/>
  <manifest:file-entry manifest:media-type="" manifest:full-path="Pictures/2000000700003FAB0000251C607F0AF2.svm"/>
  <manifest:file-entry manifest:media-type="" manifest:full-path="Pictures/2000000700004030000025850D144D11.svm"/>
  <manifest:file-entry manifest:media-type="" manifest:full-path="Pictures/2000000700003F91000056338658392B.svm"/>
  <manifest:file-entry manifest:media-type="" manifest:full-path="Pictures/2000000700003FC600005668C0BC6461.svm"/>
  <manifest:file-entry manifest:media-type="" manifest:full-path="Pictures/2000000700003FE000000C334BC69F0A.svm"/>
  <manifest:file-entry manifest:media-type="" manifest:full-path="Pictures/2000000700003FAB000024E73DFDAECE.svm"/>
  <manifest:file-entry manifest:media-type="" manifest:full-path="Pictures/2000000700003FAB00001AE00FE8520A.svm"/>
  <manifest:file-entry manifest:media-type="" manifest:full-path="Pictures/2000000700003FFB000025015F28FCC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fo:color="#0099ff" fo:font-style="normal" fo:font-weight="bold" style:font-style-asian="normal" style:font-weight-asian="bold" style:font-style-complex="normal" style:font-weight-complex="bold"/>
    </style:style>
    <style:style style:name="P6" style:family="paragraph" style:parent-style-name="Standard">
      <style:text-properties style:use-window-font-color="true" fo:font-style="normal" fo:font-weight="bold" style:font-style-asian="normal" style:font-weight-asian="bold" style:font-style-complex="normal" style:font-weight-complex="bold"/>
    </style:style>
    <style:style style:name="P7" style:family="paragraph" style:parent-style-name="Standard">
      <style:text-properties style:use-window-font-color="true" fo:font-style="normal" fo:font-weight="normal" style:font-style-asian="normal" style:font-weight-asian="normal" style:font-style-complex="normal" style:font-weight-complex="normal"/>
    </style:style>
    <style:style style:name="P8" style:family="paragraph" style:parent-style-name="Standard">
      <style:text-properties style:use-window-font-color="true" fo:font-style="italic" fo:font-weight="normal" style:font-style-asian="italic" style:font-weight-asian="normal" style:font-style-complex="italic" style:font-weight-complex="normal"/>
    </style:style>
    <style:style style:name="P9" style:family="paragraph" style:parent-style-name="Standard">
      <style:text-properties style:use-window-font-color="true"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text-properties fo:color="#00b8ff" fo:font-style="normal" fo:font-weight="normal" style:font-style-asian="normal" style:font-weight-asian="normal" style:font-style-complex="normal" style:font-weight-complex="normal"/>
    </style:style>
    <style:style style:name="P11" style:family="paragraph" style:parent-style-name="Standard">
      <style:text-properties fo:color="#00b8ff" fo:font-style="normal" fo:font-weight="bold" style:font-style-asian="normal" style:font-weight-asian="bold" style:font-style-complex="normal" style:font-weight-complex="bold"/>
    </style:style>
    <style:style style:name="P12" style:family="paragraph" style:parent-style-name="Préface_20_ESUP-News" style:master-page-name="">
      <style:paragraph-properties style:page-number="auto" fo:break-before="page"/>
    </style:style>
    <style:style style:name="P13" style:family="paragraph" style:parent-style-name="Standard">
      <style:paragraph-properties fo:break-before="page"/>
    </style:style>
    <style:style style:name="P14" style:family="paragraph" style:parent-style-name="Titre_20_ESUP-News">
      <style:paragraph-properties fo:line-height="150%"/>
    </style:style>
    <style:style style:name="P15" style:family="paragraph" style:parent-style-name="Standard" style:list-style-name="L1"/>
    <style:style style:name="P16" style:family="paragraph" style:parent-style-name="Standard" style:list-style-name="L2">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list-style-name="L2">
      <style:text-properties fo:font-style="italic" style:font-style-asian="italic" style:font-style-complex="italic"/>
    </style:style>
    <style:style style:name="P18" style:family="paragraph" style:parent-style-name="Standard" style:list-style-name="L2">
      <style:text-properties style:use-window-font-color="true" fo:font-style="normal" fo:font-weight="normal" style:font-style-asian="normal" style:font-weight-asian="normal" style:font-style-complex="normal" style:font-weight-complex="normal"/>
    </style:style>
    <style:style style:name="P19" style:family="paragraph" style:parent-style-name="Titre_20_1_20_ESUP-News">
      <style:paragraph-properties fo:line-height="150%">
        <style:tab-stops>
          <style:tab-stop style:position="18.225cm" style:type="right" style:leader-style="dotted" style:leader-text="."/>
        </style:tab-stops>
      </style:paragraph-properties>
    </style:style>
    <style:style style:name="P20" style:family="paragraph" style:parent-style-name="Titre_20_1_20_ESUP-News" style:list-style-name="L2"/>
    <style:style style:name="P21" style:family="paragraph" style:parent-style-name="Titre_20_1_20_ESUP-News" style:list-style-name="L2">
      <style:paragraph-properties fo:break-before="page"/>
    </style:style>
    <style:style style:name="P22" style:family="paragraph" style:parent-style-name="Titre_20_2_20_ESUP-News">
      <style:paragraph-properties fo:line-height="150%">
        <style:tab-stops>
          <style:tab-stop style:position="18.225cm" style:type="right" style:leader-style="dotted" style:leader-text="."/>
        </style:tab-stops>
      </style:paragraph-properties>
    </style:style>
    <style:style style:name="P23" style:family="paragraph" style:parent-style-name="Titre_20_2_20_ESUP-News" style:list-style-name="L2"/>
    <style:style style:name="P24" style:family="paragraph" style:parent-style-name="Titre_20_2_20_ESUP-News" style:list-style-name="L2">
      <style:paragraph-properties fo:break-before="page"/>
    </style:style>
    <style:style style:name="T1" style:family="text">
      <style:text-properties style:use-window-font-color="true"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_20_ESUP-News"/>
      <text:p text:style-name="Titre_20_ESUP-News">Gestion des permissions dans ESUP-News</text:p>
      <text:p text:style-name="Standard"/>
      <text:p text:style-name="Standard"/>
      <text:p text:style-name="P13"/>
      <text:p text:style-name="Standard"/>
      <text:table-of-content text:style-name="Sect1" text:name="Table des matières1">
        <text:table-of-content-source text:outline-level="3" text:relative-tab-stop-position="false">
          <text:index-title-template text:style-name="Titre_20_ESUP-News">Table des matières</text:index-title-template>
          <text:table-of-content-entry-template text:outline-level="1" text:style-name="Titre_20_1_20_ESUP-News">
            <text:index-entry-chapter/>
            <text:index-entry-chapter/>
            <text:index-entry-text/>
            <text:index-entry-tab-stop style:type="right" style:leader-char="."/>
            <text:index-entry-page-number/>
          </text:table-of-content-entry-template>
          <text:table-of-content-entry-template text:outline-level="2" text:style-name="Titre_20_2_20_ESUP-News">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4">Table des matières</text:p>
            <text:p text:style-name="P14"/>
          </text:index-title>
          <text:list xml:id="list29705742" text:style-name="Numbering_20_1">
            <text:list-header>
              <text:h text:style-name="P19" text:outline-level="1">1. <text:s/>Gestion des rôles dans les thèmes<text:tab/>3</text:h>
            </text:list-header>
          </text:list>
          <text:list xml:id="list29679168" text:style-name="Numbering_20_2">
            <text:list-header>
              <text:h text:style-name="P22" text:outline-level="2"><text:s/>1.1. <text:s/>Insertion d'un rôle de Contributeur dans un thème <text:tab/>3</text:h>
              <text:h text:style-name="P22" text:outline-level="2"><text:s/>1.2. <text:s/>Modification du rôle Contributeur à Administrateur <text:tab/>3</text:h>
              <text:h text:style-name="P22" text:outline-level="2"><text:s/>1.3. <text:s/>Modification du rôle Administrateur à Éditeur <text:tab/>3</text:h>
              <text:h text:style-name="P22" text:outline-level="2"><text:s/>1.4. <text:s/>Suppression du rôle Éditeur <text:tab/>4</text:h>
              <text:h text:style-name="P22" text:outline-level="2"><text:s/>1.5. <text:s/>Autre cas d'exemple de suppression d'un rôle dans un thème<text:tab/>4</text:h>
            </text:list-header>
          </text:list>
          <text:list xml:id="list29687959" text:continue-list="list29705742" text:style-name="Numbering_20_1">
            <text:list-header>
              <text:h text:style-name="P19" text:outline-level="1">2. <text:s/>Gestion des rôle dans les catégories<text:tab/>5</text:h>
            </text:list-header>
          </text:list>
          <text:list xml:id="list29695267" text:continue-list="list29679168" text:style-name="Numbering_20_2">
            <text:list-header>
              <text:h text:style-name="P22" text:outline-level="2"><text:s/>2.1. <text:s/>Rôles de départ d'un utilisateur <text:tab/>5</text:h>
              <text:h text:style-name="P22" text:outline-level="2"><text:s/>2.2. <text:s/>Insertion du rôle Contributeur dans une autre catégorie <text:tab/>5</text:h>
              <text:h text:style-name="P22" text:outline-level="2"><text:s/>2.3. <text:s/>Modification du rôle Contributeur en Éditeur sur la catégorie « Claude de France »<text:tab/>6</text:h>
              <text:h text:style-name="P22" text:outline-level="2"><text:s/>2.4. <text:s/>Modification du rôle Éditeur en Contributeur sur la catégorie « Claude de France »<text:tab/>6</text:h>
              <text:h text:style-name="P22" text:outline-level="2"><text:s/>2.5. <text:s/>Insertion du rôle Éditeur à la catégorie Professeurs Claude de France<text:tab/>7</text:h>
              <text:h text:style-name="P22" text:outline-level="2"><text:s/>2.6. <text:s/>Suppression d'un rôle quand un rôle autre que Simple utilisateur est défini dans l'entité<text:tab/>7</text:h>
              <text:h text:style-name="P22" text:outline-level="2"><text:s/>2.7. <text:s/>Suppression d'un rôle quand un rôle Simple utilisateur est défini dans l'entité et sur plusieurs catégories<text:tab/>9</text:h>
              <text:h text:style-name="P22" text:outline-level="2"><text:s/>2.8. <text:s/>Suppression d'un rôle quand un rôle Simple utilisateur est défini dans l'entité et sur seule catégorie<text:tab/>9</text:h>
            </text:list-header>
          </text:list>
          <text:list xml:id="list29712570" text:continue-list="list29687959" text:style-name="Numbering_20_1">
            <text:list-header>
              <text:h text:style-name="P19" text:outline-level="1">3. <text:s/>Gestion des rôle dans une Entité<text:tab/>10</text:h>
            </text:list-header>
          </text:list>
          <text:list xml:id="list29687988" text:continue-list="list29695267" text:style-name="Numbering_20_2">
            <text:list-header>
              <text:h text:style-name="P22" text:outline-level="2"><text:s/>3.1. <text:s/>Rôles initiaux d'un utilisateur<text:tab/>10</text:h>
              <text:h text:style-name="P22" text:outline-level="2"><text:s/>3.2. <text:s/>Insertion du rôle Éditeur dans l'entité<text:tab/>11</text:h>
              <text:h text:style-name="P22" text:outline-level="2"><text:s/>3.3. <text:s/>Modification du rôle Éditeur en Contributeur<text:tab/>12</text:h>
              <text:h text:style-name="P22" text:outline-level="2"><text:s/>3.4. <text:s/>Suppression d'un rôle dans une entité<text:tab/>13</text:h>
            </text:list-header>
          </text:list>
        </text:index-body>
      </text:table-of-content>
      <text:p text:style-name="Standard"/>
      <text:p text:style-name="Standard"/>
      <text:p text:style-name="P12">Indications :</text:p>
      <text:p text:style-name="P4"/>
      <text:list xml:id="list29681824" text:style-name="L1">
        <text:list-item>
          <text:p text:style-name="P15">Le rôle de Simple utilisateur, non définissable dans les permissions, permet uniquement l'accès à une entité, et une catégorie quand un rôle supérieur est défini dans un sous contexte. Ce n'est pas un « vrai » rôle, car c'est l'application uniquement qui peut le définir, et non un utilisateur.</text:p>
        </text:list-item>
        <text:list-item>
          <text:p text:style-name="P15">L'ordre des rôles est le suivant, en partant du moins important, Simple Utilisateur, Contributeur, Éditeur et Administrateur.</text:p>
          <text:p text:style-name="P15"/>
        </text:list-item>
      </text:list>
      <text:p text:style-name="Standard"/>
      <text:list xml:id="list29693975" text:style-name="L2">
        <text:list-item>
          <text:h text:style-name="P20" text:outline-level="1">Gestion des rôles dans les thèmes</text:h>
          <text:p text:style-name="P16"/>
          <text:list>
            <text:list-item>
              <text:h text:style-name="P23" text:outline-level="2">Insertion d'un rôle de Contributeur dans un thème </text:h>
            </text:list-item>
          </text:list>
        </text:list-item>
      </text:list>
      <text:p text:style-name="Standard"/>
      <text:p text:style-name="Standard"><draw:frame draw:style-name="fr1" draw:name="images1" text:anchor-type="paragraph" svg:width="16.351cm" svg:height="3.23cm" draw:z-index="0"><draw:image xlink:href="Pictures/2000000700003FE000000C9D1DE4F0F0.svm" xlink:type="simple" xlink:show="embed" xlink:actuate="onLoad"/></draw:frame></text:p>
      <text:list xml:id="list29687096" text:continue-numbering="true" text:style-name="L2">
        <text:list-item>
          <text:list>
            <text:list-item>
              <text:h text:style-name="P23" text:outline-level="2">Modification du rôle Contributeur à Administrateur </text:h>
            </text:list-item>
          </text:list>
        </text:list-item>
      </text:list>
      <text:p text:style-name="Standard"/>
      <text:p text:style-name="Standard"><draw:frame draw:style-name="fr1" draw:name="images2" text:anchor-type="paragraph" svg:width="16.351cm" svg:height="3.124cm" draw:z-index="1"><draw:image xlink:href="Pictures/2000000700003FE000000C334BC69F0A.svm" xlink:type="simple" xlink:show="embed" xlink:actuate="onLoad"/></draw:frame></text:p>
      <text:list xml:id="list29711438" text:continue-numbering="true" text:style-name="L2">
        <text:list-item>
          <text:list>
            <text:list-item>
              <text:h text:style-name="P23" text:outline-level="2">Modification du rôle Administrateur à Éditeur </text:h>
            </text:list-item>
          </text:list>
        </text:list-item>
      </text:list>
      <text:p text:style-name="Standard"/>
      <text:p text:style-name="Standard"><draw:frame draw:style-name="fr1" draw:name="images3" text:anchor-type="paragraph" svg:width="16.298cm" svg:height="3.097cm" draw:z-index="2"><draw:image xlink:href="Pictures/2000000700003FAB00000C190691E326.svm" xlink:type="simple" xlink:show="embed" xlink:actuate="onLoad"/></draw:frame></text:p>
      <text:list xml:id="list29705073" text:continue-numbering="true" text:style-name="L2">
        <text:list-item>
          <text:list>
            <text:list-item>
              <text:h text:style-name="P24" text:outline-level="2">Suppression du rôle Éditeur </text:h>
            </text:list-item>
          </text:list>
        </text:list-item>
      </text:list>
      <text:p text:style-name="Standard"/>
      <text:p text:style-name="Standard"><text:tab/>Pour ce cas l'utilisateur se retrouve sans rôle et son compte sera supprimé et il ne sera plus autorisé à accéder à l'application. Si l'utilisateur avait un autre rôle dans un autre thème, seul le chemin d'accès au(x) thème(s) serait conservé comme dans l'exemple précédent.</text:p>
      <text:p text:style-name="Standard"/>
      <text:list xml:id="list29702752" text:continue-numbering="true" text:style-name="L2">
        <text:list-item>
          <text:list>
            <text:list-item>
              <text:h text:style-name="P23" text:outline-level="2">Autre cas d'exemple de suppression d'un rôle dans un thème</text:h>
            </text:list-item>
          </text:list>
        </text:list-item>
      </text:list>
      <text:p text:style-name="Standard"/>
      <text:p text:style-name="Standard"><text:tab/><text:span text:style-name="T1">À </text:span>partir de l'image de la partie 2.4, en supprimant les rôles des 3 thèmes uniquement de la catégorie « Professeurs Claude de France », et en supprimant dans la catégorie « Claude de France » le rôle des thèmes « Administration », « Intendance », « Secrétaires » et « Tous » <text:s/>:</text:p>
      <text:p text:style-name="Standard"/>
      <text:p text:style-name="Standard"><draw:frame draw:style-name="fr1" draw:name="images14" text:anchor-type="paragraph" svg:width="16.298cm" svg:height="6.879cm" draw:z-index="13"><draw:image xlink:href="Pictures/2000000700003FAB00001AE00FE8520A.svm" xlink:type="simple" xlink:show="embed" xlink:actuate="onLoad"/></draw:frame></text:p>
      <text:p text:style-name="Standard"/>
      <text:p text:style-name="Standard"/>
      <text:list xml:id="list29713490" text:continue-numbering="true" text:style-name="L2">
        <text:list-item>
          <text:h text:style-name="P21" text:outline-level="1">Gestion des rôle dans les catégories</text:h>
        </text:list-item>
      </text:list>
      <text:p text:style-name="Standard"/>
      <text:list xml:id="list29704000" text:continue-numbering="true" text:style-name="L2">
        <text:list-item>
          <text:list>
            <text:list-item>
              <text:h text:style-name="P23" text:outline-level="2">Rôles de départ d'un utilisateur </text:h>
            </text:list-item>
          </text:list>
        </text:list-item>
      </text:list>
      <text:p text:style-name="Standard"/>
      <text:p text:style-name="Standard"><draw:frame draw:style-name="fr1" draw:name="images4" text:anchor-type="paragraph" svg:width="16.432cm" svg:height="4.314cm" draw:z-index="3"><draw:image xlink:href="Pictures/2000000700004030000010DA3A27D676.svm" xlink:type="simple" xlink:show="embed" xlink:actuate="onLoad"/></draw:frame></text:p>
      <text:list xml:id="list29709689" text:continue-numbering="true" text:style-name="L2">
        <text:list-item>
          <text:list>
            <text:list-item>
              <text:h text:style-name="P23" text:outline-level="2">Insertion du rôle Contributeur dans une autre catégorie </text:h>
              <text:p text:style-name="P17"/>
            </text:list-item>
          </text:list>
        </text:list-item>
      </text:list>
      <text:p text:style-name="Standard"><draw:frame draw:style-name="fr1" draw:name="images5" text:anchor-type="paragraph" svg:width="16.432cm" svg:height="9.604cm" draw:z-index="4"><draw:image xlink:href="Pictures/2000000700004030000025850D144D11.svm" xlink:type="simple" xlink:show="embed" xlink:actuate="onLoad"/></draw:frame></text:p>
      <text:list xml:id="list29706819" text:continue-numbering="true" text:style-name="L2">
        <text:list-item>
          <text:list>
            <text:list-item>
              <text:h text:style-name="P24" text:outline-level="2">Modification du rôle Contributeur en Éditeur sur la catégorie « Claude de France »</text:h>
              <text:p text:style-name="P17"/>
            </text:list-item>
          </text:list>
        </text:list-item>
      </text:list>
      <text:p text:style-name="Standard"><draw:frame draw:style-name="fr1" draw:name="images6" text:anchor-type="paragraph" svg:width="16.298cm" svg:height="9.5cm" draw:z-index="5"><draw:image xlink:href="Pictures/2000000700003FAB0000251C607F0AF2.svm" xlink:type="simple" xlink:show="embed" xlink:actuate="onLoad"/></draw:frame></text:p>
      <text:list xml:id="list29687886" text:continue-numbering="true" text:style-name="L2">
        <text:list-item>
          <text:list>
            <text:list-item>
              <text:h text:style-name="P23" text:outline-level="2">Modification du rôle Éditeur en Contributeur sur la catégorie « Claude de France »</text:h>
            </text:list-item>
          </text:list>
        </text:list-item>
      </text:list>
      <text:p text:style-name="Standard"/>
      <text:p text:style-name="Standard"><draw:frame draw:style-name="fr1" draw:name="images7" text:anchor-type="paragraph" svg:width="16.298cm" svg:height="9.447cm" draw:z-index="6"><draw:image xlink:href="Pictures/2000000700003FAB000024E73DFDAECE.svm" xlink:type="simple" xlink:show="embed" xlink:actuate="onLoad"/></draw:frame></text:p>
      <text:p text:style-name="Standard"><text:tab/>Dans ce cas le rôle n'est pas mis à jour pour les thèmes car le nouveau rôle est inférieur à l'ancien. Si on veut que le rôle soit identique pour les thèmes, à celui de la catégorie, il faudra soit supprimer le rôle pour la catégorie Claude de France et ajouter le rôle à nouveau, soit effectuer la mise à jour du rôle pour chacun des thèmes, ou encore simplement supprimer le rôle pour chacun des thèmes, ce qui aura pour effet de remplacer le rôle du thème par celui de la catégorie.</text:p>
      <text:list xml:id="list29700351" text:continue-numbering="true" text:style-name="L2">
        <text:list-item>
          <text:list>
            <text:list-item>
              <text:h text:style-name="P24" text:outline-level="2">Insertion du rôle Éditeur à la catégorie Professeurs Claude de France</text:h>
            </text:list-item>
          </text:list>
        </text:list-item>
      </text:list>
      <text:p text:style-name="Standard"/>
      <text:p text:style-name="Standard"><draw:frame draw:style-name="fr1" draw:name="images8" text:anchor-type="paragraph" svg:width="16.351cm" svg:height="14.527cm" draw:z-index="7"><draw:image xlink:href="Pictures/2000000700003FE0000038BF5361BF07.svm" xlink:type="simple" xlink:show="embed" xlink:actuate="onLoad"/></draw:frame></text:p>
      <text:p text:style-name="P5"/>
      <text:p text:style-name="P5"><text:tab/>Dans ce cas le rôle n'est pas mis à jour pour le thème « Profs-Sec1 » car le nouveau rôle est inférieur à l'ancien. Si on veut que le rôle soit mis à jour pour ce thème il faudra effectuer la mise à jour du rôle dans ce thème, ou plus simplement dans ce thème effectué la suppression du rôle et automatiquement il sera remplacé par le rôle défini dans la catégorie. Pour les autres thèmes du moment qu'un rôle n'est pas associé ou qu'il est inférieur au nouveau rôle de l'utilisateur, le rôle est ajouté ou mis à jour.</text:p>
      <text:p text:style-name="P5"/>
      <text:list xml:id="list29701849" text:continue-numbering="true" text:style-name="L2">
        <text:list-item>
          <text:list>
            <text:list-item>
              <text:h text:style-name="P23" text:outline-level="2">Suppression d'un rôle quand un rôle autre que Simple utilisateur est défini dans l'entité</text:h>
            </text:list-item>
          </text:list>
        </text:list-item>
      </text:list>
      <text:p text:style-name="P7"/>
      <text:p text:style-name="P7"><text:tab/>À partir de l'image de la partie 3.3, en supprimant le rôle de la catégorie « Professeurs Claude de France » et de la catégorie « Claude de France » :</text:p>
      <text:p text:style-name="P7"/>
      <text:p text:style-name="P7"/>
      <text:p text:style-name="P7"><draw:frame draw:style-name="fr1" draw:name="images12" text:anchor-type="paragraph" svg:width="16.168cm" svg:height="22.042cm" draw:z-index="11"><draw:image xlink:href="Pictures/2000000700003F2700005619853B2064.svm" xlink:type="simple" xlink:show="embed" xlink:actuate="onLoad"/></draw:frame><text:soft-page-break/></text:p>
      <text:p text:style-name="P11"><text:tab/>Cela à pour effet d'aligner tous le rôle de la catégorie et de ses thème à celui défini au niveau de l'entité.</text:p>
      <text:p text:style-name="P10"/>
      <text:list xml:id="list29715763" text:continue-numbering="true" text:style-name="L2">
        <text:list-item>
          <text:list>
            <text:list-item>
              <text:h text:style-name="P24" text:outline-level="2">Suppression d'un rôle quand un rôle Simple utilisateur est défini dans l'entité et sur plusieurs catégories</text:h>
            </text:list-item>
          </text:list>
        </text:list-item>
      </text:list>
      <text:p text:style-name="P8"/>
      <text:p text:style-name="P7">À partir de l'image de la partie 2.4, en supprimant le rôle sur la catégorie « Claude de France » :</text:p>
      <text:p text:style-name="P7"/>
      <text:list xml:id="list29688925" text:continue-numbering="true" text:style-name="L2">
        <text:list-item>
          <text:list>
            <text:list-header>
              <text:p text:style-name="P18"><draw:frame draw:style-name="fr1" draw:name="images13" text:anchor-type="paragraph" svg:width="16.274cm" svg:height="4.339cm" draw:z-index="12"><draw:image xlink:href="Pictures/2000000700003F91000010F42D80E8A0.svm" xlink:type="simple" xlink:show="embed" xlink:actuate="onLoad"/></draw:frame></text:p>
            </text:list-header>
            <text:list-item>
              <text:h text:style-name="P23" text:outline-level="2">Suppression d'un rôle quand un rôle Simple utilisateur est défini dans l'entité et sur seule catégorie</text:h>
            </text:list-item>
          </text:list>
        </text:list-item>
      </text:list>
      <text:p text:style-name="P8"/>
      <text:p text:style-name="P7"><text:tab/>Cela aura pour effet de supprimer tous les rôles, quel qu'ils soient, de l'utilisateur dans l'entité, et si l'utilisateur n'a pas d'autre(s) rôle(s) sur une autre entité son compte sera supprimé de l'application et il n'aura plus d'accès à l'application.</text:p>
      <text:list xml:id="list29694814" text:continue-numbering="true" text:style-name="L2">
        <text:list-item>
          <text:h text:style-name="P21" text:outline-level="1">Gestion des rôle dans une Entité</text:h>
        </text:list-item>
      </text:list>
      <text:p text:style-name="P6"/>
      <text:list xml:id="list29712404" text:continue-numbering="true" text:style-name="L2">
        <text:list-item>
          <text:list>
            <text:list-item>
              <text:h text:style-name="P23" text:outline-level="2">Rôles initiaux d'un utilisateur</text:h>
              <text:h text:style-name="P23" text:outline-level="2"/>
            </text:list-item>
          </text:list>
        </text:list-item>
      </text:list>
      <text:p text:style-name="P7"><draw:frame draw:style-name="fr1" draw:name="images9" text:anchor-type="paragraph" svg:width="16.379cm" svg:height="9.474cm" draw:z-index="8"><draw:image xlink:href="Pictures/2000000700003FFB000025015F28FCCB.svm" xlink:type="simple" xlink:show="embed" xlink:actuate="onLoad"/></draw:frame></text:p>
      <text:p text:style-name="P7"/>
      <text:list xml:id="list29710148" text:continue-numbering="true" text:style-name="L2">
        <text:list-item>
          <text:list>
            <text:list-item>
              <text:h text:style-name="P24" text:outline-level="2">Insertion du rôle Éditeur dans l'entité</text:h>
            </text:list-item>
          </text:list>
        </text:list-item>
      </text:list>
      <text:p text:style-name="P7"/>
      <text:p text:style-name="P7"><draw:frame draw:style-name="fr1" draw:name="images10" text:anchor-type="paragraph" svg:width="16.274cm" svg:height="22.066cm" draw:z-index="9"><draw:image xlink:href="Pictures/2000000700003F91000056338658392B.svm" xlink:type="simple" xlink:show="embed" xlink:actuate="onLoad"/></draw:frame></text:p>
      <text:p text:style-name="P7"/>
      <text:list xml:id="list29702796" text:continue-numbering="true" text:style-name="L2">
        <text:list-item>
          <text:list>
            <text:list-item>
              <text:h text:style-name="P24" text:outline-level="2">Modification du rôle Éditeur en Contributeur</text:h>
            </text:list-item>
          </text:list>
        </text:list-item>
      </text:list>
      <text:p text:style-name="P7"/>
      <text:p text:style-name="P7"><draw:frame draw:style-name="fr1" draw:name="images11" text:anchor-type="paragraph" svg:width="16.327cm" svg:height="22.119cm" draw:z-index="10"><draw:image xlink:href="Pictures/2000000700003FC600005668C0BC6461.svm" xlink:type="simple" xlink:show="embed" xlink:actuate="onLoad"/></draw:frame></text:p>
      <text:p text:style-name="P11"><text:tab/>Sur le même principe que précédemment, seul le rôle de l'entité est modifié car le nouveau rôle est inférieur à l'ancien. Si on veut que tout soit mis à jour il faudra donc soit supprimer le rôle à partir de l'entité et le réinsérer ensuite, soit effectuer la mise à jour dans les catégories souhaitées, soit supprimer le rôle pour les catégories souhaitée et le rôle sera mis à jour automatiquement.</text:p>
      <text:p text:style-name="P11"/>
      <text:list xml:id="list29699182" text:continue-numbering="true" text:style-name="L2">
        <text:list-item>
          <text:list>
            <text:list-item>
              <text:h text:style-name="P23" text:outline-level="2">Suppression d'un rôle dans une entité</text:h>
            </text:list-item>
          </text:list>
        </text:list-item>
      </text:list>
      <text:p text:style-name="P7"><text:soft-page-break/></text:p>
      <text:p text:style-name="P7"><text:tab/>Cela aura pour effet de supprimer tous les rôles, quel qu'ils soient, de l'utilisateur dans l'entité, et si l'utilisateur n'a pas d'autre(s) rôle(s) sur une autre entité son compte sera supprimé de l'application et il n'aura plus d'accès à l'application.</text:p>
      <text:p text:style-name="P7"/>
      <text:p text:style-name="P7"/>
      <text:p text:style-name="Préface_20_ESUP-News">Résumé :</text:p>
      <text:p text:style-name="P9"/>
      <text:list xml:id="list29712933" text:continue-list="list29681824" text:style-name="L1">
        <text:list-item>
          <text:p text:style-name="P15">Par rapport à tous les exemples donnés, la logique voulu est qu'un rôle défini dans un contexte soit obligatoirement supérieur ou égal au rôle du contexte parent. Les différentes opérations d'ajout/mise à jour et de suppression sont adaptées pour contrôler cela.</text:p>
        </text:list-item>
        <text:list-item>
          <text:p text:style-name="P15">L'ajout d'un rôle dans un contexte provoque l'ajout du même rôle dans tous les sous contextes si aucun rôle n'est défini, sinon le rôle existant est mis à jour si le nouveau rôle est supérieur.</text:p>
        </text:list-item>
        <text:list-item>
          <text:p text:style-name="P15">La suppression d'un rôle ne sera complètement effective que si aucun rôle (ou si le rôle Simple Utilisateur est défini) n'existe dans le contexte parent, sinon le rôle sera mise à jour et il défini à l'identique du rôle du contexte parent.</text:p>
        </text:list-item>
      </text:list>
      <text:p text:style-name="Standard"/>
      <text:p text:style-name="Standard"/>
      <text:p text:style-name="Standard">Pour indication, lors de la création d'une catégorie, respectivement d'un thème, les permissions définies dans l'entité, respectivement dans la catégorie, seront associées automat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re_20_ESUP-News" style:display-name="Titre ESUP-News" style:family="paragraph" style:parent-style-name="Standard" style:class="text" style:master-page-name="">
      <style:paragraph-properties fo:margin-left="0cm" fo:margin-right="0cm" fo:text-align="center" style:justify-single-word="false" fo:text-indent="0cm" style:auto-text-indent="true" style:page-number="auto"/>
      <style:text-properties fo:font-size="20pt" fo:font-weight="bold" style:font-size-asian="20pt" style:font-weight-asian="bold" style:font-size-complex="20pt" style:font-weight-complex="bold"/>
    </style:style>
    <style:style style:name="Préface_20_ESUP-News" style:display-name="Préface ESUP-News" style:family="paragraph" style:parent-style-name="Standard" style:class="text">
      <style:text-properties fo:font-size="14pt" style:text-underline-style="solid" style:text-underline-width="auto" style:text-underline-color="font-color" fo:font-weight="bold" style:font-size-asian="14pt" style:font-weight-asian="bold" style:font-size-complex="14pt" style:font-weight-complex="bold"/>
    </style:style>
    <style:style style:name="Titre_20_1_20_ESUP-News" style:display-name="Titre 1 ESUP-News" style:family="paragraph" style:parent-style-name="Standard" style:default-outline-level="1" style:list-style-name="Numbering_20_1" style:class="text" style:master-page-name="">
      <style:paragraph-properties fo:line-height="150%" style:register-true="tru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Titre_20_2_20_ESUP-News" style:display-name="Titre 2 ESUP-News" style:family="paragraph" style:parent-style-name="Standard" style:default-outline-level="2" style:list-style-name="Numbering_20_2" style:class="text">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112cm" style:type="center"/>
          <style:tab-stop style:position="18.22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225cm" table:align="margins"/>
    </style:style>
    <style:style style:name="Tableau1.A" style:family="table-column">
      <style:table-column-properties style:column-width="6.075cm" style:rel-column-width="21845*"/>
    </style:style>
    <style:style style:name="Tableau1.A1" style:family="table-cell">
      <style:table-cell-properties fo:padding="0.097cm" fo:border="none"/>
    </style:style>
    <style:style style:name="MP1" style:family="paragraph" style:parent-style-name="Table_20_Contents">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68cm" fo:margin-bottom="0.898cm" fo:margin-left="1.268cm" fo:margin-right="1.50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697cm" fo:margin-left="0cm" fo:margin-right="0cm" fo:margin-top="0.499cm" style:shadow="none" fo:background-color="transparent" style:dynamic-spacing="tru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au1" table:style-name="Tableau1">
          <table:table-column table:style-name="Tableau1.A" table:number-columns-repeated="3"/>
          <table:table-row>
            <table:table-cell table:style-name="Tableau1.A1" office:value-type="string">
              <text:p text:style-name="MP1"><text:title/>Permissions dans ESUP-News</text:p>
            </table:table-cell>
            <table:table-cell table:style-name="Tableau1.A1" office:value-type="string">
              <text:p text:style-name="MP2"><text:page-number text:select-page="current">13</text:page-number>/<text:page-count>13</text:page-count></text:p>
            </table:table-cell>
            <table:table-cell table:style-name="Tableau1.A1" office:value-type="string">
              <text:p text:style-name="MP3"><text:date style:data-style-name="N37" text:date-value="2010-07-22T12:29:23.95" text:fixed="true">22/07/10</text:date></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GRIBONVALD</meta:initial-creator>
    <meta:creation-date>2010-07-21T11:06:04.42</meta:creation-date>
    <dc:date>2010-07-23T09:58:38.90</dc:date>
    <dc:creator>Julien GRIBONVALD</dc:creator>
    <meta:editing-duration>PT07H55M17S</meta:editing-duration>
    <meta:editing-cycles>52</meta:editing-cycles>
    <meta:generator>OpenOffice.org/3.2$Win32 OpenOffice.org_project/320m18$Build-9502</meta:generator>
    <meta:document-statistic meta:table-count="1" meta:image-count="14" meta:object-count="0" meta:page-count="13" meta:paragraph-count="63" meta:word-count="1150" meta:character-count="6733"/>
  </office:meta>
</office:document-meta>
</file>